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999999"/>
    </style:style>
    <style:style style:name="P2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999999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456cm" svg:height="2.23cm" svg:x="2.95cm" svg:y="4.446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2.951cm" svg:y="7.84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2.456cm" svg:height="2.23cm" svg:x="2.952cm" svg:y="11.448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8" draw:id="id8" draw:layer="layout" svg:width="2.456cm" svg:height="2.23cm" svg:x="2.953cm" svg:y="14.849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9" draw:id="id9" draw:layer="layout" svg:width="2.456cm" svg:height="2.23cm" svg:x="2.954cm" svg:y="18.35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1" draw:id="id11" draw:layer="layout" svg:width="2.456cm" svg:height="2.23cm" svg:x="2.955cm" svg:y="21.751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1cm" svg:y="4.447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152cm" svg:y="7.84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0" draw:id="id10" draw:layer="layout" svg:width="2.456cm" svg:height="2.23cm" svg:x="10.153cm" svg:y="11.449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2.456cm" svg:height="2.23cm" svg:x="10.154cm" svg:y="14.85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2.456cm" svg:height="2.23cm" svg:x="10.155cm" svg:y="18.351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6cm" svg:y="21.752cm">
          <text:p text:style-name="P3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3" draw:text-style-name="P3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3" draw:text-style-name="P3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4" draw:text-style-name="P3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4" draw:text-style-name="P3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4" draw:text-style-name="P3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4" draw:text-style-name="P3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2T09:10:31.946528337</dc:date>
    <dc:creator>elucterio </dc:creator>
    <meta:editing-duration>PT19M46S</meta:editing-duration>
    <meta:editing-cycles>8</meta:editing-cycles>
    <meta:document-statistic meta:object-count="21"/>
  </office:meta>
</office:document-meta>
</file>